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02.64pt"/>
    </style:style>
    <style:style style:name="co2" style:family="table-column">
      <style:table-column-properties fo:break-before="auto" style:column-width="115pt"/>
    </style:style>
    <style:style style:name="co3" style:family="table-column">
      <style:table-column-properties fo:break-before="auto" style:column-width="72.54pt"/>
    </style:style>
    <style:style style:name="co4" style:family="table-column">
      <style:table-column-properties fo:break-before="auto" style:column-width="118.86pt"/>
    </style:style>
    <style:style style:name="co5" style:family="table-column">
      <style:table-column-properties fo:break-before="auto" style:column-width="69.45pt"/>
    </style:style>
    <style:style style:name="co6" style:family="table-column">
      <style:table-column-properties fo:break-before="auto" style:column-width="57.86pt"/>
    </style:style>
    <style:style style:name="co7" style:family="table-column">
      <style:table-column-properties fo:break-before="auto" style:column-width="45.5pt"/>
    </style:style>
    <style:style style:name="co8" style:family="table-column">
      <style:table-column-properties fo:break-before="auto" style:column-width="112.71pt"/>
    </style:style>
    <style:style style:name="co9" style:family="table-column">
      <style:table-column-properties fo:break-before="auto" style:column-width="117.3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weight="normal" style:font-name-asian="Source Han Sans CN Regular" style:font-weight-asian="normal" style:font-name-complex="Lohit Devanagari" style:font-weight-complex="normal"/>
    </style:style>
    <style:style style:name="ce3" style:family="table-cell" style:parent-style-name="Default">
      <style:text-properties style:font-name="Liberation Sans" style:font-name-asian="Source Han Sans CN Regular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8" table:default-cell-style-name="Default"/>
        <table:table-row table:style-name="ro1">
          <table:table-cell office:value-type="string" calcext:value-type="string">
            <text:p>CCCC h/L = 0.1</text:p>
          </table:table-cell>
          <table:table-cell office:value-type="string" calcext:value-type="string">
            <text:p>N = 10, P1</text:p>
          </table:table-cell>
          <table:table-cell office:value-type="string" calcext:value-type="string">
            <text:p>N = 10 Duran</text:p>
          </table:table-cell>
          <table:table-cell office:value-type="string" calcext:value-type="string">
            <text:p>N = 20, P1</text:p>
          </table:table-cell>
          <table:table-cell office:value-type="string" calcext:value-type="string">
            <text:p>N=20 Duran</text:p>
          </table:table-cell>
          <table:table-cell office:value-type="string" calcext:value-type="string">
            <text:p>H-H</text:p>
          </table:table-cell>
          <table:table-cell office:value-type="string" calcext:value-type="string">
            <text:p>D-R</text:p>
          </table:table-cell>
          <table:table-cell office:value-type="string" calcext:value-type="string">
            <text:p>N = 5, P2</text:p>
          </table:table-cell>
          <table:table-cell office:value-type="string" calcext:value-type="string">
            <text:p>N=10, P2</text:p>
          </table:table-cell>
          <table:table-cell office:value-type="string" calcext:value-type="string">
            <text:p>H-H</text:p>
          </table:table-cell>
          <table:table-cell office:value-type="string" calcext:value-type="string">
            <text:p>D-R</text:p>
          </table:table-cell>
          <table:table-cell office:value-type="string" calcext:value-type="string">
            <text:p>Duran N=40</text:p>
          </table:table-cell>
          <table:table-cell/>
          <table:table-cell office:value-type="string" calcext:value-type="string">
            <text:p>err P1, n=10</text:p>
          </table:table-cell>
          <table:table-cell office:value-type="string" calcext:value-type="string">
            <text:p>err P1, n=20</text:p>
          </table:table-cell>
          <table:table-cell office:value-type="string" calcext:value-type="string">
            <text:p>err P2, n=5</text:p>
          </table:table-cell>
          <table:table-cell office:value-type="string" calcext:value-type="string">
            <text:p>err P2, N=10</text:p>
          </table:table-cell>
        </table:table-row>
        <table:table-row table:style-name="ro1">
          <table:table-cell office:value-type="string" calcext:value-type="string">
            <text:p>omega11</text:p>
          </table:table-cell>
          <table:table-cell office:value-type="float" office:value="1.59879811294875" calcext:value-type="float">
            <text:p>1.59879811294875</text:p>
          </table:table-cell>
          <table:table-cell office:value-type="float" office:value="1.5947" calcext:value-type="float">
            <text:p>1.5947</text:p>
          </table:table-cell>
          <table:table-cell office:value-type="float" office:value="1.59171401720816" calcext:value-type="float">
            <text:p>1.59171401720816</text:p>
          </table:table-cell>
          <table:table-cell office:value-type="float" office:value="1.5921" calcext:value-type="float">
            <text:p>1.5921</text:p>
          </table:table-cell>
          <table:table-cell office:value-type="float" office:value="1.591" calcext:value-type="float">
            <text:p>1.591</text:p>
          </table:table-cell>
          <table:table-cell office:value-type="float" office:value="1.594" calcext:value-type="float">
            <text:p>1.594</text:p>
          </table:table-cell>
          <table:table-cell office:value-type="float" office:value="1.59761007123662" calcext:value-type="float">
            <text:p>1.59761007123662</text:p>
          </table:table-cell>
          <table:table-cell office:value-type="float" office:value="1.59147326198199" calcext:value-type="float">
            <text:p>1.59147326198199</text:p>
          </table:table-cell>
          <table:table-cell office:value-type="float" office:value="1.591" calcext:value-type="float">
            <text:p>1.591</text:p>
          </table:table-cell>
          <table:table-cell office:value-type="float" office:value="1.594" calcext:value-type="float">
            <text:p>1.594</text:p>
          </table:table-cell>
          <table:table-cell office:value-type="float" office:value="1.5913" calcext:value-type="float">
            <text:p>1.5913</text:p>
          </table:table-cell>
          <table:table-cell/>
          <table:table-cell table:formula="of:=ABS(([.B2]-[.K2])/[.K2]*100)" office:value-type="float" office:value="0.301010849984315" calcext:value-type="float">
            <text:p>0.301010849984315</text:p>
          </table:table-cell>
          <table:table-cell table:formula="of:=ABS(([.D2]-[.K2])/[.K2]*100)" office:value-type="float" office:value="0.143411718434128" calcext:value-type="float">
            <text:p>0.143411718434128</text:p>
          </table:table-cell>
          <table:table-cell table:formula="of:=ABS(([.H2]-[.K2])/[.K2]*100)" office:value-type="float" office:value="0.226478747592238" calcext:value-type="float">
            <text:p>0.226478747592238</text:p>
          </table:table-cell>
          <table:table-cell table:formula="of:=ABS(([.I2]-[.K2])/[.K2]*100)" office:value-type="float" office:value="0.158515559473641" calcext:value-type="float">
            <text:p>0.158515559473641</text:p>
          </table:table-cell>
        </table:table-row>
        <table:table-row table:style-name="ro1">
          <table:table-cell office:value-type="string" calcext:value-type="string">
            <text:p>omega21</text:p>
          </table:table-cell>
          <table:table-cell office:value-type="float" office:value="3.06155287658888" calcext:value-type="float">
            <text:p>3.06155287658888</text:p>
          </table:table-cell>
          <table:table-cell office:value-type="float" office:value="3.1181" calcext:value-type="float">
            <text:p>3.1181</text:p>
          </table:table-cell>
          <table:table-cell office:value-type="float" office:value="3.04101728100182" calcext:value-type="float">
            <text:p>3.04101728100182</text:p>
          </table:table-cell>
          <table:table-cell office:value-type="float" office:value="3.0595" calcext:value-type="float">
            <text:p>3.0595</text:p>
          </table:table-cell>
          <table:table-cell office:value-type="float" office:value="3.039" calcext:value-type="float">
            <text:p>3.039</text:p>
          </table:table-cell>
          <table:table-cell office:value-type="float" office:value="3.046" calcext:value-type="float">
            <text:p>3.046</text:p>
          </table:table-cell>
          <table:table-cell office:value-type="float" office:value="3.05848263810177" calcext:value-type="float">
            <text:p>3.05848263810177</text:p>
          </table:table-cell>
          <table:table-cell office:value-type="float" office:value="3.04054496360857" calcext:value-type="float">
            <text:p>3.04054496360857</text:p>
          </table:table-cell>
          <table:table-cell office:value-type="float" office:value="3.039" calcext:value-type="float">
            <text:p>3.039</text:p>
          </table:table-cell>
          <table:table-cell office:value-type="float" office:value="3.046" calcext:value-type="float">
            <text:p>3.046</text:p>
          </table:table-cell>
          <table:table-cell office:value-type="float" office:value="3.0441" calcext:value-type="float">
            <text:p>3.0441</text:p>
          </table:table-cell>
          <table:table-cell/>
          <table:table-cell table:formula="of:=ABS(([.B3]-[.K3])/[.K3]*100)" office:value-type="float" office:value="0.510600019332901" calcext:value-type="float">
            <text:p>0.510600019332901</text:p>
          </table:table-cell>
          <table:table-cell table:formula="of:=ABS(([.D3]-[.K3])/[.K3]*100)" office:value-type="float" office:value="0.163582370261973" calcext:value-type="float">
            <text:p>0.163582370261973</text:p>
          </table:table-cell>
          <table:table-cell table:formula="of:=ABS(([.H3]-[.K3])/[.K3]*100)" office:value-type="float" office:value="0.40980427123342" calcext:value-type="float">
            <text:p>0.40980427123342</text:p>
          </table:table-cell>
          <table:table-cell table:formula="of:=ABS(([.I3]-[.K3])/[.K3]*100)" office:value-type="float" office:value="0.179088522371302" calcext:value-type="float">
            <text:p>0.179088522371302</text:p>
          </table:table-cell>
        </table:table-row>
        <table:table-row table:style-name="ro1">
          <table:table-cell office:value-type="string" calcext:value-type="string">
            <text:p>omega12</text:p>
          </table:table-cell>
          <table:table-cell office:value-type="float" office:value="3.0615528765889" calcext:value-type="float">
            <text:p>3.0615528765889</text:p>
          </table:table-cell>
          <table:table-cell office:value-type="float" office:value="3.1181" calcext:value-type="float">
            <text:p>3.1181</text:p>
          </table:table-cell>
          <table:table-cell office:value-type="float" office:value="3.04101728100203" calcext:value-type="float">
            <text:p>3.04101728100203</text:p>
          </table:table-cell>
          <table:table-cell office:value-type="float" office:value="3.0595" calcext:value-type="float">
            <text:p>3.0595</text:p>
          </table:table-cell>
          <table:table-cell office:value-type="float" office:value="3.039" calcext:value-type="float">
            <text:p>3.039</text:p>
          </table:table-cell>
          <table:table-cell office:value-type="float" office:value="3.046" calcext:value-type="float">
            <text:p>3.046</text:p>
          </table:table-cell>
          <table:table-cell office:value-type="float" office:value="3.0672134652848" calcext:value-type="float">
            <text:p>3.0672134652848</text:p>
          </table:table-cell>
          <table:table-cell office:value-type="float" office:value="3.04054496360872" calcext:value-type="float">
            <text:p>3.04054496360872</text:p>
          </table:table-cell>
          <table:table-cell office:value-type="float" office:value="3.039" calcext:value-type="float">
            <text:p>3.039</text:p>
          </table:table-cell>
          <table:table-cell office:value-type="float" office:value="3.046" calcext:value-type="float">
            <text:p>3.046</text:p>
          </table:table-cell>
          <table:table-cell office:value-type="float" office:value="3.0441" calcext:value-type="float">
            <text:p>3.0441</text:p>
          </table:table-cell>
          <table:table-cell/>
          <table:table-cell table:formula="of:=ABS(([.B4]-[.K4])/[.K4]*100)" office:value-type="float" office:value="0.510600019333557" calcext:value-type="float">
            <text:p>0.510600019333557</text:p>
          </table:table-cell>
          <table:table-cell table:formula="of:=ABS(([.D4]-[.K4])/[.K4]*100)" office:value-type="float" office:value="0.163582370255077" calcext:value-type="float">
            <text:p>0.163582370255077</text:p>
          </table:table-cell>
          <table:table-cell table:formula="of:=ABS(([.H4]-[.K4])/[.K4]*100)" office:value-type="float" office:value="0.696436811713736" calcext:value-type="float">
            <text:p>0.696436811713736</text:p>
          </table:table-cell>
          <table:table-cell table:formula="of:=ABS(([.I4]-[.K4])/[.K4]*100)" office:value-type="float" office:value="0.179088522366374" calcext:value-type="float">
            <text:p>0.179088522366374</text:p>
          </table:table-cell>
        </table:table-row>
        <table:table-row table:style-name="ro1">
          <table:table-cell office:value-type="string" calcext:value-type="string">
            <text:p>omega22</text:p>
          </table:table-cell>
          <table:table-cell office:value-type="float" office:value="4.31611516428507" calcext:value-type="float">
            <text:p>4.31611516428507</text:p>
          </table:table-cell>
          <table:table-cell office:value-type="float" office:value="4.4477" calcext:value-type="float">
            <text:p>4.4477</text:p>
          </table:table-cell>
          <table:table-cell office:value-type="float" office:value="4.26823748847307" calcext:value-type="float">
            <text:p>4.26823748847307</text:p>
          </table:table-cell>
          <table:table-cell office:value-type="float" office:value="4.3106" calcext:value-type="float">
            <text:p>4.3106</text:p>
          </table:table-cell>
          <table:table-cell office:value-type="float" office:value="4.263" calcext:value-type="float">
            <text:p>4.263</text:p>
          </table:table-cell>
          <table:table-cell office:value-type="float" office:value="4.285" calcext:value-type="float">
            <text:p>4.285</text:p>
          </table:table-cell>
          <table:table-cell office:value-type="float" office:value="4.31097305360078" calcext:value-type="float">
            <text:p>4.31097305360078</text:p>
          </table:table-cell>
          <table:table-cell office:value-type="float" office:value="4.26626273677641" calcext:value-type="float">
            <text:p>4.26626273677641</text:p>
          </table:table-cell>
          <table:table-cell office:value-type="float" office:value="4.263" calcext:value-type="float">
            <text:p>4.263</text:p>
          </table:table-cell>
          <table:table-cell office:value-type="float" office:value="4.285" calcext:value-type="float">
            <text:p>4.285</text:p>
          </table:table-cell>
          <table:table-cell office:value-type="float" office:value="4.2746" calcext:value-type="float">
            <text:p>4.2746</text:p>
          </table:table-cell>
          <table:table-cell/>
          <table:table-cell table:formula="of:=ABS(([.B5]-[.K5])/[.K5]*100)" office:value-type="float" office:value="0.726141523572224" calcext:value-type="float">
            <text:p>0.726141523572224</text:p>
          </table:table-cell>
          <table:table-cell table:formula="of:=ABS(([.D5]-[.K5])/[.K5]*100)" office:value-type="float" office:value="0.391190467372931" calcext:value-type="float">
            <text:p>0.391190467372931</text:p>
          </table:table-cell>
          <table:table-cell table:formula="of:=ABS(([.H5]-[.K5])/[.K5]*100)" office:value-type="float" office:value="0.606138940508271" calcext:value-type="float">
            <text:p>0.606138940508271</text:p>
          </table:table-cell>
          <table:table-cell table:formula="of:=ABS(([.I5]-[.K5])/[.K5]*100)" office:value-type="float" office:value="0.437275687831745" calcext:value-type="float">
            <text:p>0.43727568783174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SSS <text:s/>h/L = 0.1</text:p>
          </table:table-cell>
          <table:table-cell office:value-type="string" calcext:value-type="string">
            <text:p>N = 10, P1</text:p>
          </table:table-cell>
          <table:table-cell/>
          <table:table-cell office:value-type="string" calcext:value-type="string">
            <text:p>N = 20, P1</text:p>
          </table:table-cell>
          <table:table-cell table:number-columns-repeated="3"/>
          <table:table-cell table:style-name="ce1" office:value-type="string" calcext:value-type="string">
            <text:p>N = 5, P2</text:p>
          </table:table-cell>
          <table:table-cell office:value-type="string" calcext:value-type="string">
            <text:p>N=10, P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mega11</text:p>
          </table:table-cell>
          <table:table-cell office:value-type="float" office:value="0.946756812689584" calcext:value-type="float">
            <text:p>0.946756812689584</text:p>
          </table:table-cell>
          <table:table-cell office:value-type="float" office:value="0.9384" calcext:value-type="float">
            <text:p>0.9384</text:p>
          </table:table-cell>
          <table:table-cell office:value-type="float" office:value="0.932424998842751" calcext:value-type="float">
            <text:p>0.932424998842751</text:p>
          </table:table-cell>
          <table:table-cell office:value-type="float" office:value="0.9323" calcext:value-type="float">
            <text:p>0.9323</text:p>
          </table:table-cell>
          <table:table-cell table:number-columns-repeated="2" office:value-type="float" office:value="0.93" calcext:value-type="float">
            <text:p>0.93</text:p>
          </table:table-cell>
          <table:table-cell office:value-type="float" office:value="0.930552740056153" calcext:value-type="float">
            <text:p>0.930552740056153</text:p>
          </table:table-cell>
          <table:table-cell office:value-type="float" office:value="0.93029087032423" calcext:value-type="float">
            <text:p>0.93029087032423</text:p>
          </table:table-cell>
          <table:table-cell table:number-columns-repeated="2" office:value-type="float" office:value="0.93" calcext:value-type="float">
            <text:p>0.93</text:p>
          </table:table-cell>
          <table:table-cell office:value-type="float" office:value="0.9308" calcext:value-type="float">
            <text:p>0.9308</text:p>
          </table:table-cell>
          <table:table-cell/>
          <table:table-cell table:formula="of:=ABS(([.B8]-[.K8])/[.K8]*100)" office:value-type="float" office:value="1.80180781608431" calcext:value-type="float">
            <text:p>1.80180781608431</text:p>
          </table:table-cell>
          <table:table-cell table:formula="of:=ABS(([.D8]-[.K8])/[.K8]*100)" office:value-type="float" office:value="0.260752563736672" calcext:value-type="float">
            <text:p>0.260752563736672</text:p>
          </table:table-cell>
          <table:table-cell table:formula="of:=ABS(([.H8]-[.K8])/[.K8]*100)" office:value-type="float" office:value="0.05943441464011" calcext:value-type="float">
            <text:p>0.05943441464011</text:p>
          </table:table-cell>
          <table:table-cell table:formula="of:=ABS(([.I8]-[.K8])/[.K8]*100)" office:value-type="float" office:value="0.0312763789494537" calcext:value-type="float">
            <text:p>0.031276378949454</text:p>
          </table:table-cell>
        </table:table-row>
        <table:table-row table:style-name="ro1">
          <table:table-cell office:value-type="string" calcext:value-type="string">
            <text:p>omega21</text:p>
          </table:table-cell>
          <table:table-cell office:value-type="float" office:value="2.24383316654895" calcext:value-type="float">
            <text:p>2.24383316654895</text:p>
          </table:table-cell>
          <table:table-cell office:value-type="float" office:value="2.2893" calcext:value-type="float">
            <text:p>2.2893</text:p>
          </table:table-cell>
          <table:table-cell office:value-type="float" office:value="2.22279239558897" calcext:value-type="float">
            <text:p>2.22279239558897</text:p>
          </table:table-cell>
          <table:table-cell office:value-type="float" office:value="2.2366" calcext:value-type="float">
            <text:p>2.2366</text:p>
          </table:table-cell>
          <table:table-cell table:number-columns-repeated="2" office:value-type="float" office:value="2.219" calcext:value-type="float">
            <text:p>2.219</text:p>
          </table:table-cell>
          <table:table-cell office:value-type="float" office:value="2.22232284810644" calcext:value-type="float">
            <text:p>2.22232284810644</text:p>
          </table:table-cell>
          <table:table-cell office:value-type="float" office:value="2.2195168832198" calcext:value-type="float">
            <text:p>2.2195168832198</text:p>
          </table:table-cell>
          <table:table-cell table:number-columns-repeated="2" office:value-type="float" office:value="2.219" calcext:value-type="float">
            <text:p>2.219</text:p>
          </table:table-cell>
          <table:table-cell office:value-type="float" office:value="2.2236" calcext:value-type="float">
            <text:p>2.2236</text:p>
          </table:table-cell>
          <table:table-cell/>
          <table:table-cell table:formula="of:=ABS(([.B9]-[.K9])/[.K9]*100)" office:value-type="float" office:value="1.11911521175981" calcext:value-type="float">
            <text:p>1.11911521175981</text:p>
          </table:table-cell>
          <table:table-cell table:formula="of:=ABS(([.D9]-[.K9])/[.K9]*100)" office:value-type="float" office:value="0.170905614644897" calcext:value-type="float">
            <text:p>0.170905614644897</text:p>
          </table:table-cell>
          <table:table-cell table:formula="of:=ABS(([.H9]-[.K9])/[.K9]*100)" office:value-type="float" office:value="0.14974529546823" calcext:value-type="float">
            <text:p>0.14974529546823</text:p>
          </table:table-cell>
          <table:table-cell table:formula="of:=ABS(([.I9]-[.K9])/[.K9]*100)" office:value-type="float" office:value="0.0232935204957254" calcext:value-type="float">
            <text:p>0.023293520495725</text:p>
          </table:table-cell>
        </table:table-row>
        <table:table-row table:style-name="ro1">
          <table:table-cell office:value-type="string" calcext:value-type="string">
            <text:p>omega12</text:p>
          </table:table-cell>
          <table:table-cell office:value-type="float" office:value="2.24383316654895" calcext:value-type="float">
            <text:p>2.24383316654895</text:p>
          </table:table-cell>
          <table:table-cell office:value-type="float" office:value="2.2893" calcext:value-type="float">
            <text:p>2.2893</text:p>
          </table:table-cell>
          <table:table-cell office:value-type="float" office:value="2.22279239558898" calcext:value-type="float">
            <text:p>2.22279239558898</text:p>
          </table:table-cell>
          <table:table-cell office:value-type="float" office:value="2.2366" calcext:value-type="float">
            <text:p>2.2366</text:p>
          </table:table-cell>
          <table:table-cell table:number-columns-repeated="2" office:value-type="float" office:value="2.219" calcext:value-type="float">
            <text:p>2.219</text:p>
          </table:table-cell>
          <table:table-cell office:value-type="float" office:value="2.22242874726396" calcext:value-type="float">
            <text:p>2.22242874726396</text:p>
          </table:table-cell>
          <table:table-cell office:value-type="float" office:value="2.21951688321985" calcext:value-type="float">
            <text:p>2.21951688321985</text:p>
          </table:table-cell>
          <table:table-cell table:number-columns-repeated="2" office:value-type="float" office:value="2.219" calcext:value-type="float">
            <text:p>2.219</text:p>
          </table:table-cell>
          <table:table-cell office:value-type="float" office:value="2.2236" calcext:value-type="float">
            <text:p>2.2236</text:p>
          </table:table-cell>
          <table:table-cell/>
          <table:table-cell table:formula="of:=ABS(([.B10]-[.K10])/[.K10]*100)" office:value-type="float" office:value="1.11911521175981" calcext:value-type="float">
            <text:p>1.11911521175981</text:p>
          </table:table-cell>
          <table:table-cell table:formula="of:=ABS(([.D10]-[.K10])/[.K10]*100)" office:value-type="float" office:value="0.170905614645337" calcext:value-type="float">
            <text:p>0.170905614645337</text:p>
          </table:table-cell>
          <table:table-cell table:formula="of:=ABS(([.H10]-[.K10])/[.K10]*100)" office:value-type="float" office:value="0.154517677510592" calcext:value-type="float">
            <text:p>0.154517677510592</text:p>
          </table:table-cell>
          <table:table-cell table:formula="of:=ABS(([.I10]-[.K10])/[.K10]*100)" office:value-type="float" office:value="0.0232935204979868" calcext:value-type="float">
            <text:p>0.023293520497987</text:p>
          </table:table-cell>
        </table:table-row>
        <table:table-row table:style-name="ro1">
          <table:table-cell office:value-type="string" calcext:value-type="string">
            <text:p>omega22</text:p>
          </table:table-cell>
          <table:table-cell office:value-type="float" office:value="3.46097430789112" calcext:value-type="float">
            <text:p>3.46097430789112</text:p>
          </table:table-cell>
          <table:table-cell office:value-type="float" office:value="3.5657" calcext:value-type="float">
            <text:p>3.5657</text:p>
          </table:table-cell>
          <table:table-cell office:value-type="float" office:value="3.41418774190429" calcext:value-type="float">
            <text:p>3.41418774190429</text:p>
          </table:table-cell>
          <table:table-cell office:value-type="float" office:value="3.445" calcext:value-type="float">
            <text:p>3.445</text:p>
          </table:table-cell>
          <table:table-cell office:value-type="float" office:value="3.405" calcext:value-type="float">
            <text:p>3.405</text:p>
          </table:table-cell>
          <table:table-cell office:value-type="float" office:value="3.406" calcext:value-type="float">
            <text:p>3.406</text:p>
          </table:table-cell>
          <table:table-cell office:value-type="float" office:value="3.41278634708482" calcext:value-type="float">
            <text:p>3.41278634708482</text:p>
          </table:table-cell>
          <table:table-cell office:value-type="float" office:value="3.40624115885184" calcext:value-type="float">
            <text:p>3.40624115885184</text:p>
          </table:table-cell>
          <table:table-cell office:value-type="float" office:value="3.405" calcext:value-type="float">
            <text:p>3.405</text:p>
          </table:table-cell>
          <table:table-cell office:value-type="float" office:value="3.406" calcext:value-type="float">
            <text:p>3.406</text:p>
          </table:table-cell>
          <table:table-cell office:value-type="float" office:value="3.4153" calcext:value-type="float">
            <text:p>3.4153</text:p>
          </table:table-cell>
          <table:table-cell/>
          <table:table-cell table:formula="of:=ABS(([.B11]-[.K11])/[.K11]*100)" office:value-type="float" office:value="1.61404309721432" calcext:value-type="float">
            <text:p>1.61404309721432</text:p>
          </table:table-cell>
          <table:table-cell table:formula="of:=ABS(([.D11]-[.K11])/[.K11]*100)" office:value-type="float" office:value="0.240391717683205" calcext:value-type="float">
            <text:p>0.240391717683205</text:p>
          </table:table-cell>
          <table:table-cell table:formula="of:=ABS(([.H11]-[.K11])/[.K11]*100)" office:value-type="float" office:value="0.199246831615383" calcext:value-type="float">
            <text:p>0.199246831615383</text:p>
          </table:table-cell>
          <table:table-cell table:formula="of:=ABS(([.I11]-[.K11])/[.K11]*100)" office:value-type="float" office:value="0.00708041256135108" calcext:value-type="float">
            <text:p>0.007080412561351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CSC <text:s/>h/L = 0.1</text:p>
          </table:table-cell>
          <table:table-cell office:value-type="string" calcext:value-type="string">
            <text:p>N = 10, P1</text:p>
          </table:table-cell>
          <table:table-cell/>
          <table:table-cell office:value-type="string" calcext:value-type="string">
            <text:p>N = 20, P1</text:p>
          </table:table-cell>
          <table:table-cell table:number-columns-repeated="3"/>
          <table:table-cell office:value-type="string" calcext:value-type="string">
            <text:p>N = 5, P2</text:p>
          </table:table-cell>
          <table:table-cell office:value-type="string" calcext:value-type="string">
            <text:p>N=10, P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mega11</text:p>
          </table:table-cell>
          <table:table-cell office:value-type="float" office:value="1.3111080823209" calcext:value-type="float">
            <text:p>1.3111080823209</text:p>
          </table:table-cell>
          <table:table-cell office:value-type="float" office:value="1.306" calcext:value-type="float">
            <text:p>1.306</text:p>
          </table:table-cell>
          <table:table-cell office:value-type="float" office:value="1.30131856318363" calcext:value-type="float">
            <text:p>1.30131856318363</text:p>
          </table:table-cell>
          <table:table-cell office:value-type="float" office:value="1.3016" calcext:value-type="float">
            <text:p>1.3016</text:p>
          </table:table-cell>
          <table:table-cell office:value-type="float" office:value="1.3" calcext:value-type="float">
            <text:p>1.3</text:p>
          </table:table-cell>
          <table:table-cell office:value-type="float" office:value="1.302" calcext:value-type="float">
            <text:p>1.302</text:p>
          </table:table-cell>
          <table:table-cell office:value-type="float" office:value="1.30527022006461" calcext:value-type="float">
            <text:p>1.30527022006461</text:p>
          </table:table-cell>
          <table:table-cell office:value-type="float" office:value="1.30045367610933" calcext:value-type="float">
            <text:p>1.30045367610933</text:p>
          </table:table-cell>
          <table:table-cell office:value-type="float" office:value="1.3" calcext:value-type="float">
            <text:p>1.3</text:p>
          </table:table-cell>
          <table:table-cell office:value-type="float" office:value="1.302" calcext:value-type="float">
            <text:p>1.302</text:p>
          </table:table-cell>
          <table:table-cell office:value-type="float" office:value="1.3005" calcext:value-type="float">
            <text:p>1.3005</text:p>
          </table:table-cell>
          <table:table-cell/>
          <table:table-cell table:formula="of:=ABS(([.B14]-[.K14])/[.K14]*100)" office:value-type="float" office:value="0.699545493156681" calcext:value-type="float">
            <text:p>0.699545493156681</text:p>
          </table:table-cell>
          <table:table-cell table:formula="of:=ABS(([.D14]-[.K14])/[.K14]*100)" office:value-type="float" office:value="0.0523376971098401" calcext:value-type="float">
            <text:p>0.05233769710984</text:p>
          </table:table-cell>
          <table:table-cell table:formula="of:=ABS(([.H14]-[.K14])/[.K14]*100)" office:value-type="float" office:value="0.251168975776496" calcext:value-type="float">
            <text:p>0.251168975776496</text:p>
          </table:table-cell>
          <table:table-cell table:formula="of:=ABS(([.I14]-[.K14])/[.K14]*100)" office:value-type="float" office:value="0.118765275781114" calcext:value-type="float">
            <text:p>0.118765275781114</text:p>
          </table:table-cell>
        </table:table-row>
        <table:table-row table:style-name="ro1">
          <table:table-cell office:value-type="string" calcext:value-type="string">
            <text:p>omega21</text:p>
          </table:table-cell>
          <table:table-cell office:value-type="float" office:value="2.41550247496765" calcext:value-type="float">
            <text:p>2.41550247496765</text:p>
          </table:table-cell>
          <table:table-cell office:value-type="float" office:value="2.4664" calcext:value-type="float">
            <text:p>2.4664</text:p>
          </table:table-cell>
          <table:table-cell office:value-type="float" office:value="2.39657401973762" calcext:value-type="float">
            <text:p>2.39657401973762</text:p>
          </table:table-cell>
          <table:table-cell office:value-type="float" office:value="2.412" calcext:value-type="float">
            <text:p>2.412</text:p>
          </table:table-cell>
          <table:table-cell office:value-type="float" office:value="2.394" calcext:value-type="float">
            <text:p>2.394</text:p>
          </table:table-cell>
          <table:table-cell office:value-type="float" office:value="2.398" calcext:value-type="float">
            <text:p>2.398</text:p>
          </table:table-cell>
          <table:table-cell office:value-type="float" office:value="2.4040432724212" calcext:value-type="float">
            <text:p>2.4040432724212</text:p>
          </table:table-cell>
          <table:table-cell office:value-type="float" office:value="2.39465266715784" calcext:value-type="float">
            <text:p>2.39465266715784</text:p>
          </table:table-cell>
          <table:table-cell office:value-type="float" office:value="2.394" calcext:value-type="float">
            <text:p>2.394</text:p>
          </table:table-cell>
          <table:table-cell office:value-type="float" office:value="2.398" calcext:value-type="float">
            <text:p>2.398</text:p>
          </table:table-cell>
          <table:table-cell office:value-type="float" office:value="2.3984" calcext:value-type="float">
            <text:p>2.3984</text:p>
          </table:table-cell>
          <table:table-cell/>
          <table:table-cell table:formula="of:=ABS(([.B15]-[.K15])/[.K15]*100)" office:value-type="float" office:value="0.729878022003753" calcext:value-type="float">
            <text:p>0.729878022003753</text:p>
          </table:table-cell>
          <table:table-cell table:formula="of:=ABS(([.D15]-[.K15])/[.K15]*100)" office:value-type="float" office:value="0.0594653987648017" calcext:value-type="float">
            <text:p>0.059465398764802</text:p>
          </table:table-cell>
          <table:table-cell table:formula="of:=ABS(([.H15]-[.K15])/[.K15]*100)" office:value-type="float" office:value="0.252013028406999" calcext:value-type="float">
            <text:p>0.252013028406999</text:p>
          </table:table-cell>
          <table:table-cell table:formula="of:=ABS(([.I15]-[.K15])/[.K15]*100)" office:value-type="float" office:value="0.139588525527951" calcext:value-type="float">
            <text:p>0.139588525527951</text:p>
          </table:table-cell>
        </table:table-row>
        <table:table-row table:style-name="ro1">
          <table:table-cell office:value-type="string" calcext:value-type="string">
            <text:p>omega12</text:p>
          </table:table-cell>
          <table:table-cell office:value-type="float" office:value="2.90820917270476" calcext:value-type="float">
            <text:p>2.90820917270476</text:p>
          </table:table-cell>
          <table:table-cell office:value-type="float" office:value="2.9617" calcext:value-type="float">
            <text:p>2.9617</text:p>
          </table:table-cell>
          <table:table-cell office:value-type="float" office:value="2.88706517570741" calcext:value-type="float">
            <text:p>2.88706517570741</text:p>
          </table:table-cell>
          <table:table-cell office:value-type="float" office:value="2.9043" calcext:value-type="float">
            <text:p>2.9043</text:p>
          </table:table-cell>
          <table:table-cell office:value-type="float" office:value="2.885" calcext:value-type="float">
            <text:p>2.885</text:p>
          </table:table-cell>
          <table:table-cell office:value-type="float" office:value="2.888" calcext:value-type="float">
            <text:p>2.888</text:p>
          </table:table-cell>
          <table:table-cell office:value-type="float" office:value="2.90608375870054" calcext:value-type="float">
            <text:p>2.90608375870054</text:p>
          </table:table-cell>
          <table:table-cell office:value-type="float" office:value="2.8858776777514" calcext:value-type="float">
            <text:p>2.8858776777514</text:p>
          </table:table-cell>
          <table:table-cell office:value-type="float" office:value="2.885" calcext:value-type="float">
            <text:p>2.885</text:p>
          </table:table-cell>
          <table:table-cell office:value-type="float" office:value="2.888" calcext:value-type="float">
            <text:p>2.888</text:p>
          </table:table-cell>
          <table:table-cell office:value-type="float" office:value="2.8895" calcext:value-type="float">
            <text:p>2.8895</text:p>
          </table:table-cell>
          <table:table-cell/>
          <table:table-cell table:formula="of:=ABS(([.B16]-[.K16])/[.K16]*100)" office:value-type="float" office:value="0.699763597810256" calcext:value-type="float">
            <text:p>0.699763597810256</text:p>
          </table:table-cell>
          <table:table-cell table:formula="of:=ABS(([.D16]-[.K16])/[.K16]*100)" office:value-type="float" office:value="0.0323692622087857" calcext:value-type="float">
            <text:p>0.032369262208786</text:p>
          </table:table-cell>
          <table:table-cell table:formula="of:=ABS(([.H16]-[.K16])/[.K16]*100)" office:value-type="float" office:value="0.6261689300741" calcext:value-type="float">
            <text:p>0.6261689300741</text:p>
          </table:table-cell>
          <table:table-cell table:formula="of:=ABS(([.I16]-[.K16])/[.K16]*100)" office:value-type="float" office:value="0.0734876124861413" calcext:value-type="float">
            <text:p>0.073487612486141</text:p>
          </table:table-cell>
        </table:table-row>
        <table:table-row table:style-name="ro1">
          <table:table-cell office:value-type="string" calcext:value-type="string">
            <text:p>omega22</text:p>
          </table:table-cell>
          <table:table-cell office:value-type="float" office:value="3.89058853823081" calcext:value-type="float">
            <text:p>3.89058853823081</text:p>
          </table:table-cell>
          <table:table-cell office:value-type="float" office:value="4.0126" calcext:value-type="float">
            <text:p>4.0126</text:p>
          </table:table-cell>
          <table:table-cell office:value-type="float" office:value="3.84578246424682" calcext:value-type="float">
            <text:p>3.84578246424682</text:p>
          </table:table-cell>
          <table:table-cell office:value-type="float" office:value="3.883" calcext:value-type="float">
            <text:p>3.883</text:p>
          </table:table-cell>
          <table:table-cell office:value-type="float" office:value="3.839" calcext:value-type="float">
            <text:p>3.839</text:p>
          </table:table-cell>
          <table:table-cell office:value-type="float" office:value="3.852" calcext:value-type="float">
            <text:p>3.852</text:p>
          </table:table-cell>
          <table:table-cell office:value-type="float" office:value="3.87211943912399" calcext:value-type="float">
            <text:p>3.87211943912399</text:p>
          </table:table-cell>
          <table:table-cell office:value-type="float" office:value="3.84155873431228" calcext:value-type="float">
            <text:p>3.84155873431228</text:p>
          </table:table-cell>
          <table:table-cell office:value-type="float" office:value="3.839" calcext:value-type="float">
            <text:p>3.839</text:p>
          </table:table-cell>
          <table:table-cell office:value-type="float" office:value="3.852" calcext:value-type="float">
            <text:p>3.852</text:p>
          </table:table-cell>
          <table:table-cell office:value-type="float" office:value="3.85" calcext:value-type="float">
            <text:p>3.85</text:p>
          </table:table-cell>
          <table:table-cell/>
          <table:table-cell table:formula="of:=ABS(([.B17]-[.K17])/[.K17]*100)" office:value-type="float" office:value="1.00177928948105" calcext:value-type="float">
            <text:p>1.00177928948105</text:p>
          </table:table-cell>
          <table:table-cell table:formula="of:=ABS(([.D17]-[.K17])/[.K17]*100)" office:value-type="float" office:value="0.16141058549273" calcext:value-type="float">
            <text:p>0.16141058549273</text:p>
          </table:table-cell>
          <table:table-cell table:formula="of:=ABS(([.H17]-[.K17])/[.K17]*100)" office:value-type="float" office:value="0.522311503738065" calcext:value-type="float">
            <text:p>0.522311503738065</text:p>
          </table:table-cell>
          <table:table-cell table:formula="of:=ABS(([.I17]-[.K17])/[.K17]*100)" office:value-type="float" office:value="0.271060895319833" calcext:value-type="float">
            <text:p>0.271060895319833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CCCF <text:s/>h/L = 0.1</text:p>
          </table:table-cell>
          <table:table-cell office:value-type="string" calcext:value-type="string">
            <text:p>N = 10, P1</text:p>
          </table:table-cell>
          <table:table-cell/>
          <table:table-cell office:value-type="string" calcext:value-type="string">
            <text:p>N = 20, P1</text:p>
          </table:table-cell>
          <table:table-cell table:number-columns-repeated="3"/>
          <table:table-cell office:value-type="string" calcext:value-type="string">
            <text:p>N = 5, P2</text:p>
          </table:table-cell>
          <table:table-cell office:value-type="string" calcext:value-type="string">
            <text:p>N=10, P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mega ½ 1</text:p>
          </table:table-cell>
          <table:table-cell office:value-type="float" office:value="1.08558641842381" calcext:value-type="float">
            <text:p>1.08558641842381</text:p>
          </table:table-cell>
          <table:table-cell office:value-type="float" office:value="1.0959" calcext:value-type="float">
            <text:p>1.0959</text:p>
          </table:table-cell>
          <table:table-cell office:value-type="float" office:value="1.08122023973065" calcext:value-type="float">
            <text:p>1.08122023973065</text:p>
          </table:table-cell>
          <table:table-cell office:value-type="float" office:value="1.0848" calcext:value-type="float">
            <text:p>1.0848</text:p>
          </table:table-cell>
          <table:table-cell office:value-type="float" office:value="1.081" calcext:value-type="float">
            <text:p>1.081</text:p>
          </table:table-cell>
          <table:table-cell office:value-type="float" office:value="1.089" calcext:value-type="float">
            <text:p>1.089</text:p>
          </table:table-cell>
          <table:table-cell office:value-type="float" office:value="1.08469711763795" calcext:value-type="float">
            <text:p>1.08469711763795</text:p>
          </table:table-cell>
          <table:table-cell office:value-type="float" office:value="1.080916168998" calcext:value-type="float">
            <text:p>1.080916168998</text:p>
          </table:table-cell>
          <table:table-cell office:value-type="float" office:value="1.081" calcext:value-type="float">
            <text:p>1.081</text:p>
          </table:table-cell>
          <table:table-cell office:value-type="float" office:value="1.089" calcext:value-type="float">
            <text:p>1.089</text:p>
          </table:table-cell>
          <table:table-cell office:value-type="float" office:value="1.0814" calcext:value-type="float">
            <text:p>1.0814</text:p>
          </table:table-cell>
          <table:table-cell/>
          <table:table-cell table:formula="of:=ABS(([.B20]-[.K20])/[.K20]*100)" office:value-type="float" office:value="0.313460199833791" calcext:value-type="float">
            <text:p>0.313460199833791</text:p>
          </table:table-cell>
          <table:table-cell table:formula="of:=ABS(([.D20]-[.K20])/[.K20]*100)" office:value-type="float" office:value="0.714394882401276" calcext:value-type="float">
            <text:p>0.714394882401276</text:p>
          </table:table-cell>
          <table:table-cell table:formula="of:=ABS(([.H20]-[.K20])/[.K20]*100)" office:value-type="float" office:value="0.395122347295675" calcext:value-type="float">
            <text:p>0.395122347295675</text:p>
          </table:table-cell>
          <table:table-cell table:formula="of:=ABS(([.I20]-[.K20])/[.K20]*100)" office:value-type="float" office:value="0.742316896418727" calcext:value-type="float">
            <text:p>0.742316896418727</text:p>
          </table:table-cell>
        </table:table-row>
        <table:table-row table:style-name="ro1">
          <table:table-cell office:value-type="string" calcext:value-type="string">
            <text:p>Omega 3/2 1</text:p>
          </table:table-cell>
          <table:table-cell office:value-type="float" office:value="1.76356764653161" calcext:value-type="float">
            <text:p>1.76356764653161</text:p>
          </table:table-cell>
          <table:table-cell office:value-type="float" office:value="1.7759" calcext:value-type="float">
            <text:p>1.7759</text:p>
          </table:table-cell>
          <table:table-cell office:value-type="float" office:value="1.74607349814043" calcext:value-type="float">
            <text:p>1.74607349814043</text:p>
          </table:table-cell>
          <table:table-cell office:value-type="float" office:value="1.7525" calcext:value-type="float">
            <text:p>1.7525</text:p>
          </table:table-cell>
          <table:table-cell office:value-type="float" office:value="1.744" calcext:value-type="float">
            <text:p>1.744</text:p>
          </table:table-cell>
          <table:table-cell office:value-type="float" office:value="1.758" calcext:value-type="float">
            <text:p>1.758</text:p>
          </table:table-cell>
          <table:table-cell office:value-type="float" office:value="1.75591533304883" calcext:value-type="float">
            <text:p>1.75591533304883</text:p>
          </table:table-cell>
          <table:table-cell office:value-type="float" office:value="1.74412679427698" calcext:value-type="float">
            <text:p>1.74412679427698</text:p>
          </table:table-cell>
          <table:table-cell office:value-type="float" office:value="1.744" calcext:value-type="float">
            <text:p>1.744</text:p>
          </table:table-cell>
          <table:table-cell office:value-type="float" office:value="1.758" calcext:value-type="float">
            <text:p>1.758</text:p>
          </table:table-cell>
          <table:table-cell office:value-type="float" office:value="1.7454" calcext:value-type="float">
            <text:p>1.7454</text:p>
          </table:table-cell>
          <table:table-cell/>
          <table:table-cell table:formula="of:=ABS(([.B21]-[.K21])/[.K21]*100)" office:value-type="float" office:value="0.316703443208767" calcext:value-type="float">
            <text:p>0.316703443208767</text:p>
          </table:table-cell>
          <table:table-cell table:formula="of:=ABS(([.D21]-[.K21])/[.K21]*100)" office:value-type="float" office:value="0.678413075060865" calcext:value-type="float">
            <text:p>0.678413075060865</text:p>
          </table:table-cell>
          <table:table-cell table:formula="of:=ABS(([.H21]-[.K21])/[.K21]*100)" office:value-type="float" office:value="0.118581737836749" calcext:value-type="float">
            <text:p>0.118581737836749</text:p>
          </table:table-cell>
          <table:table-cell table:formula="of:=ABS(([.I21]-[.K21])/[.K21]*100)" office:value-type="float" office:value="0.789147083220704" calcext:value-type="float">
            <text:p>0.789147083220704</text:p>
          </table:table-cell>
        </table:table-row>
        <table:table-row table:style-name="ro1">
          <table:table-cell office:value-type="string" calcext:value-type="string">
            <text:p>Omega ½ 2</text:p>
          </table:table-cell>
          <table:table-cell office:value-type="float" office:value="2.66960167782381" calcext:value-type="float">
            <text:p>2.66960167782381</text:p>
          </table:table-cell>
          <table:table-cell office:value-type="float" office:value="2.7413" calcext:value-type="float">
            <text:p>2.7413</text:p>
          </table:table-cell>
          <table:table-cell office:value-type="float" office:value="2.65754969456183" calcext:value-type="float">
            <text:p>2.65754969456183</text:p>
          </table:table-cell>
          <table:table-cell office:value-type="float" office:value="2.6787" calcext:value-type="float">
            <text:p>2.6787</text:p>
          </table:table-cell>
          <table:table-cell office:value-type="float" office:value="2.657" calcext:value-type="float">
            <text:p>2.657</text:p>
          </table:table-cell>
          <table:table-cell office:value-type="float" office:value="2.673" calcext:value-type="float">
            <text:p>2.673</text:p>
          </table:table-cell>
          <table:table-cell office:value-type="float" office:value="2.67624865334624" calcext:value-type="float">
            <text:p>2.67624865334624</text:p>
          </table:table-cell>
          <table:table-cell office:value-type="float" office:value="2.65738495262209" calcext:value-type="float">
            <text:p>2.65738495262209</text:p>
          </table:table-cell>
          <table:table-cell office:value-type="float" office:value="2.657" calcext:value-type="float">
            <text:p>2.657</text:p>
          </table:table-cell>
          <table:table-cell office:value-type="float" office:value="2.673" calcext:value-type="float">
            <text:p>2.673</text:p>
          </table:table-cell>
          <table:table-cell office:value-type="float" office:value="2.6612" calcext:value-type="float">
            <text:p>2.6612</text:p>
          </table:table-cell>
          <table:table-cell/>
          <table:table-cell table:formula="of:=ABS(([.B22]-[.K22])/[.K22]*100)" office:value-type="float" office:value="0.127135135659931" calcext:value-type="float">
            <text:p>0.127135135659931</text:p>
          </table:table-cell>
          <table:table-cell table:formula="of:=ABS(([.D22]-[.K22])/[.K22]*100)" office:value-type="float" office:value="0.578013671461664" calcext:value-type="float">
            <text:p>0.578013671461664</text:p>
          </table:table-cell>
          <table:table-cell table:formula="of:=ABS(([.H22]-[.K22])/[.K22]*100)" office:value-type="float" office:value="0.121535852833517" calcext:value-type="float">
            <text:p>0.121535852833517</text:p>
          </table:table-cell>
          <table:table-cell table:formula="of:=ABS(([.I22]-[.K22])/[.K22]*100)" office:value-type="float" office:value="0.584176856637111" calcext:value-type="float">
            <text:p>0.584176856637111</text:p>
          </table:table-cell>
        </table:table-row>
        <table:table-row table:style-name="ro1">
          <table:table-cell office:value-type="string" calcext:value-type="string">
            <text:p>Omega 5/2 1</text:p>
          </table:table-cell>
          <table:table-cell office:value-type="float" office:value="3.22476668352474" calcext:value-type="float">
            <text:p>3.22476668352474</text:p>
          </table:table-cell>
          <table:table-cell office:value-type="float" office:value="3.3186" calcext:value-type="float">
            <text:p>3.3186</text:p>
          </table:table-cell>
          <table:table-cell office:value-type="float" office:value="3.19973655525144" calcext:value-type="float">
            <text:p>3.19973655525144</text:p>
          </table:table-cell>
          <table:table-cell office:value-type="float" office:value="3.2282" calcext:value-type="float">
            <text:p>3.2282</text:p>
          </table:table-cell>
          <table:table-cell office:value-type="float" office:value="3.197" calcext:value-type="float">
            <text:p>3.197</text:p>
          </table:table-cell>
          <table:table-cell office:value-type="float" office:value="3.216" calcext:value-type="float">
            <text:p>3.216</text:p>
          </table:table-cell>
          <table:table-cell office:value-type="float" office:value="3.21858913743483" calcext:value-type="float">
            <text:p>3.21858913743483</text:p>
          </table:table-cell>
          <table:table-cell office:value-type="float" office:value="3.19726273182078" calcext:value-type="float">
            <text:p>3.19726273182078</text:p>
          </table:table-cell>
          <table:table-cell office:value-type="float" office:value="3.197" calcext:value-type="float">
            <text:p>3.197</text:p>
          </table:table-cell>
          <table:table-cell office:value-type="float" office:value="3.216" calcext:value-type="float">
            <text:p>3.216</text:p>
          </table:table-cell>
          <table:table-cell office:value-type="float" office:value="3.2035" calcext:value-type="float">
            <text:p>3.2035</text:p>
          </table:table-cell>
          <table:table-cell/>
          <table:table-cell table:formula="of:=ABS(([.B23]-[.K23])/[.K23]*100)" office:value-type="float" office:value="0.272595880744402" calcext:value-type="float">
            <text:p>0.272595880744402</text:p>
          </table:table-cell>
          <table:table-cell table:formula="of:=ABS(([.D23]-[.K23])/[.K23]*100)" office:value-type="float" office:value="0.505704127753735" calcext:value-type="float">
            <text:p>0.505704127753735</text:p>
          </table:table-cell>
          <table:table-cell table:formula="of:=ABS(([.H23]-[.K23])/[.K23]*100)" office:value-type="float" office:value="0.0805080048143561" calcext:value-type="float">
            <text:p>0.080508004814356</text:p>
          </table:table-cell>
          <table:table-cell table:formula="of:=ABS(([.I23]-[.K23])/[.K23]*100)" office:value-type="float" office:value="0.582626498110087" calcext:value-type="float">
            <text:p>0.582626498110087</text:p>
          </table:table-cell>
        </table:table-row>
        <table:table-row table:style-name="ro1" table:number-rows-repeated="4">
          <table:table-cell table:number-columns-repeated="17"/>
        </table:table-row>
        <table:table-row table:style-name="ro1">
          <table:table-cell office:value-type="string" calcext:value-type="string">
            <text:p>CCCC h/L = 0.01</text:p>
          </table:table-cell>
          <table:table-cell office:value-type="string" calcext:value-type="string">
            <text:p>N = 10, P1</text:p>
          </table:table-cell>
          <table:table-cell office:value-type="string" calcext:value-type="string">
            <text:p>N = 10 Duran</text:p>
          </table:table-cell>
          <table:table-cell office:value-type="string" calcext:value-type="string">
            <text:p>N = 20, P1</text:p>
          </table:table-cell>
          <table:table-cell office:value-type="string" calcext:value-type="string">
            <text:p>N=20 Duran</text:p>
          </table:table-cell>
          <table:table-cell office:value-type="string" calcext:value-type="string">
            <text:p>H-H</text:p>
          </table:table-cell>
          <table:table-cell office:value-type="string" calcext:value-type="string">
            <text:p>D-R</text:p>
          </table:table-cell>
          <table:table-cell office:value-type="string" calcext:value-type="string">
            <text:p>N = 5, P2</text:p>
          </table:table-cell>
          <table:table-cell office:value-type="string" calcext:value-type="string">
            <text:p>N=10, P2</text:p>
          </table:table-cell>
          <table:table-cell office:value-type="string" calcext:value-type="string">
            <text:p>H-H</text:p>
          </table:table-cell>
          <table:table-cell office:value-type="string" calcext:value-type="string">
            <text:p>D-R</text:p>
          </table:table-cell>
          <table:table-cell office:value-type="string" calcext:value-type="string">
            <text:p>Duran N=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mega11</text:p>
          </table:table-cell>
          <table:table-cell office:value-type="float" office:value="0.196756093287996" calcext:value-type="float">
            <text:p>0.196756093287996</text:p>
          </table:table-cell>
          <table:table-cell office:value-type="float" office:value="0.1754" calcext:value-type="float">
            <text:p>0.1754</text:p>
          </table:table-cell>
          <table:table-cell office:value-type="float" office:value="0.176571516279522" calcext:value-type="float">
            <text:p>0.176571516279522</text:p>
          </table:table-cell>
          <table:table-cell table:number-columns-repeated="3" office:value-type="float" office:value="0.1754" calcext:value-type="float">
            <text:p>0.1754</text:p>
          </table:table-cell>
          <table:table-cell office:value-type="float" office:value="0.187288398509724" calcext:value-type="float">
            <text:p>0.187288398509724</text:p>
          </table:table-cell>
          <table:table-cell office:value-type="float" office:value="0.176240421098431" calcext:value-type="float">
            <text:p>0.176240421098431</text:p>
          </table:table-cell>
          <table:table-cell table:number-columns-repeated="3" office:value-type="float" office:value="0.1754" calcext:value-type="float">
            <text:p>0.1754</text:p>
          </table:table-cell>
          <table:table-cell/>
          <table:table-cell table:formula="of:=ABS(([.B29]-[.K29])/[.K29]*100)" office:value-type="float" office:value="12.1756518175576" calcext:value-type="float">
            <text:p>12.1756518175576</text:p>
          </table:table-cell>
          <table:table-cell table:formula="of:=ABS(([.D29]-[.K29])/[.K29]*100)" office:value-type="float" office:value="0.667911219795895" calcext:value-type="float">
            <text:p>0.667911219795895</text:p>
          </table:table-cell>
          <table:table-cell table:formula="of:=ABS(([.H29]-[.K29])/[.K29]*100)" office:value-type="float" office:value="6.77787828376511" calcext:value-type="float">
            <text:p>6.77787828376511</text:p>
          </table:table-cell>
          <table:table-cell table:formula="of:=ABS(([.I29]-[.K29])/[.K29]*100)" office:value-type="float" office:value="0.479145438102065" calcext:value-type="float">
            <text:p>0.479145438102065</text:p>
          </table:table-cell>
        </table:table-row>
        <table:table-row table:style-name="ro1">
          <table:table-cell office:value-type="string" calcext:value-type="string">
            <text:p>omega21</text:p>
          </table:table-cell>
          <table:table-cell office:value-type="float" office:value="0.403009384838238" calcext:value-type="float">
            <text:p>0.403009384838238</text:p>
          </table:table-cell>
          <table:table-cell office:value-type="float" office:value="0.3668" calcext:value-type="float">
            <text:p>0.3668</text:p>
          </table:table-cell>
          <table:table-cell office:value-type="float" office:value="0.360478172367492" calcext:value-type="float">
            <text:p>0.360478172367492</text:p>
          </table:table-cell>
          <table:table-cell office:value-type="float" office:value="0.3599" calcext:value-type="float">
            <text:p>0.3599</text:p>
          </table:table-cell>
          <table:table-cell office:value-type="float" office:value="0.3574" calcext:value-type="float">
            <text:p>0.3574</text:p>
          </table:table-cell>
          <table:table-cell office:value-type="float" office:value="0.3576" calcext:value-type="float">
            <text:p>0.3576</text:p>
          </table:table-cell>
          <table:table-cell office:value-type="float" office:value="0.372525460384272" calcext:value-type="float">
            <text:p>0.372525460384272</text:p>
          </table:table-cell>
          <table:table-cell office:value-type="float" office:value="0.359764178008332" calcext:value-type="float">
            <text:p>0.359764178008332</text:p>
          </table:table-cell>
          <table:table-cell office:value-type="float" office:value="0.3574" calcext:value-type="float">
            <text:p>0.3574</text:p>
          </table:table-cell>
          <table:table-cell office:value-type="float" office:value="0.3576" calcext:value-type="float">
            <text:p>0.3576</text:p>
          </table:table-cell>
          <table:table-cell office:value-type="float" office:value="0.358" calcext:value-type="float">
            <text:p>0.358</text:p>
          </table:table-cell>
          <table:table-cell/>
          <table:table-cell table:formula="of:=ABS(([.B30]-[.K30])/[.K30]*100)" office:value-type="float" office:value="12.6983738361963" calcext:value-type="float">
            <text:p>12.6983738361963</text:p>
          </table:table-cell>
          <table:table-cell table:formula="of:=ABS(([.D30]-[.K30])/[.K30]*100)" office:value-type="float" office:value="0.804858044600669" calcext:value-type="float">
            <text:p>0.804858044600669</text:p>
          </table:table-cell>
          <table:table-cell table:formula="of:=ABS(([.H30]-[.K30])/[.K30]*100)" office:value-type="float" office:value="4.17378646092618" calcext:value-type="float">
            <text:p>4.17378646092618</text:p>
          </table:table-cell>
          <table:table-cell table:formula="of:=ABS(([.I30]-[.K30])/[.K30]*100)" office:value-type="float" office:value="0.605195192486582" calcext:value-type="float">
            <text:p>0.605195192486582</text:p>
          </table:table-cell>
        </table:table-row>
        <table:table-row table:style-name="ro1">
          <table:table-cell office:value-type="string" calcext:value-type="string">
            <text:p>omega12</text:p>
          </table:table-cell>
          <table:table-cell office:value-type="float" office:value="0.403009384839486" calcext:value-type="float">
            <text:p>0.403009384839486</text:p>
          </table:table-cell>
          <table:table-cell office:value-type="float" office:value="0.3668" calcext:value-type="float">
            <text:p>0.3668</text:p>
          </table:table-cell>
          <table:table-cell office:value-type="float" office:value="0.36047817384629" calcext:value-type="float">
            <text:p>0.36047817384629</text:p>
          </table:table-cell>
          <table:table-cell office:value-type="float" office:value="0.3599" calcext:value-type="float">
            <text:p>0.3599</text:p>
          </table:table-cell>
          <table:table-cell office:value-type="float" office:value="0.3574" calcext:value-type="float">
            <text:p>0.3574</text:p>
          </table:table-cell>
          <table:table-cell office:value-type="float" office:value="0.3576" calcext:value-type="float">
            <text:p>0.3576</text:p>
          </table:table-cell>
          <table:table-cell office:value-type="float" office:value="0.405520076281021" calcext:value-type="float">
            <text:p>0.405520076281021</text:p>
          </table:table-cell>
          <table:table-cell office:value-type="float" office:value="0.359764383006423" calcext:value-type="float">
            <text:p>0.359764383006423</text:p>
          </table:table-cell>
          <table:table-cell office:value-type="float" office:value="0.3574" calcext:value-type="float">
            <text:p>0.3574</text:p>
          </table:table-cell>
          <table:table-cell office:value-type="float" office:value="0.3576" calcext:value-type="float">
            <text:p>0.3576</text:p>
          </table:table-cell>
          <table:table-cell office:value-type="float" office:value="0.358" calcext:value-type="float">
            <text:p>0.358</text:p>
          </table:table-cell>
          <table:table-cell/>
          <table:table-cell table:formula="of:=ABS(([.B31]-[.K31])/[.K31]*100)" office:value-type="float" office:value="12.6983738365453" calcext:value-type="float">
            <text:p>12.6983738365453</text:p>
          </table:table-cell>
          <table:table-cell table:formula="of:=ABS(([.D31]-[.K31])/[.K31]*100)" office:value-type="float" office:value="0.804858458134778" calcext:value-type="float">
            <text:p>0.804858458134778</text:p>
          </table:table-cell>
          <table:table-cell table:formula="of:=ABS(([.H31]-[.K31])/[.K31]*100)" office:value-type="float" office:value="13.4004687586748" calcext:value-type="float">
            <text:p>13.4004687586748</text:p>
          </table:table-cell>
          <table:table-cell table:formula="of:=ABS(([.I31]-[.K31])/[.K31]*100)" office:value-type="float" office:value="0.60525251857467" calcext:value-type="float">
            <text:p>0.60525251857467</text:p>
          </table:table-cell>
        </table:table-row>
        <table:table-row table:style-name="ro1">
          <table:table-cell office:value-type="string" calcext:value-type="string">
            <text:p>omega22</text:p>
          </table:table-cell>
          <table:table-cell office:value-type="float" office:value="0.643155880823734" calcext:value-type="float">
            <text:p>0.643155880823734</text:p>
          </table:table-cell>
          <table:table-cell office:value-type="float" office:value="0.5487" calcext:value-type="float">
            <text:p>0.5487</text:p>
          </table:table-cell>
          <table:table-cell office:value-type="float" office:value="0.535848467581586" calcext:value-type="float">
            <text:p>0.535848467581586</text:p>
          </table:table-cell>
          <table:table-cell office:value-type="float" office:value="0.5323" calcext:value-type="float">
            <text:p>0.5323</text:p>
          </table:table-cell>
          <table:table-cell office:value-type="float" office:value="0.5264" calcext:value-type="float">
            <text:p>0.5264</text:p>
          </table:table-cell>
          <table:table-cell office:value-type="float" office:value="0.5274" calcext:value-type="float">
            <text:p>0.5274</text:p>
          </table:table-cell>
          <table:table-cell office:value-type="float" office:value="0.604329582545288" calcext:value-type="float">
            <text:p>0.604329582545288</text:p>
          </table:table-cell>
          <table:table-cell office:value-type="float" office:value="0.533466729952128" calcext:value-type="float">
            <text:p>0.533466729952128</text:p>
          </table:table-cell>
          <table:table-cell office:value-type="float" office:value="0.5264" calcext:value-type="float">
            <text:p>0.5264</text:p>
          </table:table-cell>
          <table:table-cell office:value-type="float" office:value="0.5274" calcext:value-type="float">
            <text:p>0.5274</text:p>
          </table:table-cell>
          <table:table-cell office:value-type="float" office:value="0.5279" calcext:value-type="float">
            <text:p>0.5279</text:p>
          </table:table-cell>
          <table:table-cell/>
          <table:table-cell table:formula="of:=ABS(([.B32]-[.K32])/[.K32]*100)" office:value-type="float" office:value="21.9484036450008" calcext:value-type="float">
            <text:p>21.9484036450008</text:p>
          </table:table-cell>
          <table:table-cell table:formula="of:=ABS(([.D32]-[.K32])/[.K32]*100)" office:value-type="float" office:value="1.60190890815055" calcext:value-type="float">
            <text:p>1.60190890815055</text:p>
          </table:table-cell>
          <table:table-cell table:formula="of:=ABS(([.H32]-[.K32])/[.K32]*100)" office:value-type="float" office:value="14.5865723445749" calcext:value-type="float">
            <text:p>14.5865723445749</text:p>
          </table:table-cell>
          <table:table-cell table:formula="of:=ABS(([.I32]-[.K32])/[.K32]*100)" office:value-type="float" office:value="1.15030905425258" calcext:value-type="float">
            <text:p>1.15030905425258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SSS <text:s/>h/L = 0.01</text:p>
          </table:table-cell>
          <table:table-cell office:value-type="string" calcext:value-type="string">
            <text:p>N = 10, P1</text:p>
          </table:table-cell>
          <table:table-cell/>
          <table:table-cell office:value-type="string" calcext:value-type="string">
            <text:p>N = 20, P1</text:p>
          </table:table-cell>
          <table:table-cell table:number-columns-repeated="3"/>
          <table:table-cell table:style-name="ce1" office:value-type="string" calcext:value-type="string">
            <text:p>N = 5, P2</text:p>
          </table:table-cell>
          <table:table-cell office:value-type="string" calcext:value-type="string">
            <text:p>N=10, P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mega11</text:p>
          </table:table-cell>
          <table:table-cell office:value-type="float" office:value="0.170583224027015" calcext:value-type="float">
            <text:p>0.170583224027015</text:p>
          </table:table-cell>
          <table:table-cell office:value-type="float" office:value="0.0972" calcext:value-type="float">
            <text:p>0.0972</text:p>
          </table:table-cell>
          <table:table-cell office:value-type="float" office:value="0.112971345470736" calcext:value-type="float">
            <text:p>0.112971345470736</text:p>
          </table:table-cell>
          <table:table-cell office:value-type="float" office:value="0.0965" calcext:value-type="float">
            <text:p>0.0965</text:p>
          </table:table-cell>
          <table:table-cell table:number-columns-repeated="2" office:value-type="float" office:value="0.0963" calcext:value-type="float">
            <text:p>0.0963</text:p>
          </table:table-cell>
          <table:table-cell office:value-type="float" office:value="0.0963569495203135" calcext:value-type="float">
            <text:p>0.096356949520314</text:p>
          </table:table-cell>
          <table:table-cell office:value-type="float" office:value="0.0962858394243173" calcext:value-type="float">
            <text:p>0.096285839424317</text:p>
          </table:table-cell>
          <table:table-cell table:number-columns-repeated="3" office:value-type="float" office:value="0.0963" calcext:value-type="float">
            <text:p>0.0963</text:p>
          </table:table-cell>
          <table:table-cell/>
          <table:table-cell table:formula="of:=ABS(([.B35]-[.K35])/[.K35]*100)" office:value-type="float" office:value="77.1373042855815" calcext:value-type="float">
            <text:p>77.1373042855815</text:p>
          </table:table-cell>
          <table:table-cell table:formula="of:=ABS(([.D35]-[.K35])/[.K35]*100)" office:value-type="float" office:value="17.3118852240249" calcext:value-type="float">
            <text:p>17.3118852240249</text:p>
          </table:table-cell>
          <table:table-cell table:formula="of:=ABS(([.H35]-[.K35])/[.K35]*100)" office:value-type="float" office:value="0.0591376119558539" calcext:value-type="float">
            <text:p>0.059137611955854</text:p>
          </table:table-cell>
          <table:table-cell table:formula="of:=ABS(([.I35]-[.K35])/[.K35]*100)" office:value-type="float" office:value="0.0147046476455961" calcext:value-type="float">
            <text:p>0.014704647645596</text:p>
          </table:table-cell>
        </table:table-row>
        <table:table-row table:style-name="ro1">
          <table:table-cell office:value-type="string" calcext:value-type="string">
            <text:p>omega21</text:p>
          </table:table-cell>
          <table:table-cell office:value-type="float" office:value="0.357600728196651" calcext:value-type="float">
            <text:p>0.357600728196651</text:p>
          </table:table-cell>
          <table:table-cell office:value-type="float" office:value="0.2486" calcext:value-type="float">
            <text:p>0.2486</text:p>
          </table:table-cell>
          <table:table-cell office:value-type="float" office:value="0.266174368323497" calcext:value-type="float">
            <text:p>0.266174368323497</text:p>
          </table:table-cell>
          <table:table-cell office:value-type="float" office:value="0.2426" calcext:value-type="float">
            <text:p>0.2426</text:p>
          </table:table-cell>
          <table:table-cell table:number-columns-repeated="2" office:value-type="float" office:value="0.2406" calcext:value-type="float">
            <text:p>0.2406</text:p>
          </table:table-cell>
          <table:table-cell office:value-type="float" office:value="0.242248073688301" calcext:value-type="float">
            <text:p>0.242248073688301</text:p>
          </table:table-cell>
          <table:table-cell office:value-type="float" office:value="0.240637200667152" calcext:value-type="float">
            <text:p>0.240637200667152</text:p>
          </table:table-cell>
          <table:table-cell table:number-columns-repeated="2" office:value-type="float" office:value="0.2406" calcext:value-type="float">
            <text:p>0.2406</text:p>
          </table:table-cell>
          <table:table-cell office:value-type="float" office:value="0.2411" calcext:value-type="float">
            <text:p>0.2411</text:p>
          </table:table-cell>
          <table:table-cell/>
          <table:table-cell table:formula="of:=ABS(([.B36]-[.K36])/[.K36]*100)" office:value-type="float" office:value="48.6287315863055" calcext:value-type="float">
            <text:p>48.6287315863055</text:p>
          </table:table-cell>
          <table:table-cell table:formula="of:=ABS(([.D36]-[.K36])/[.K36]*100)" office:value-type="float" office:value="10.6294132682864" calcext:value-type="float">
            <text:p>10.6294132682864</text:p>
          </table:table-cell>
          <table:table-cell table:formula="of:=ABS(([.H36]-[.K36])/[.K36]*100)" office:value-type="float" office:value="0.684984907855777" calcext:value-type="float">
            <text:p>0.684984907855777</text:p>
          </table:table-cell>
          <table:table-cell table:formula="of:=ABS(([.I36]-[.K36])/[.K36]*100)" office:value-type="float" office:value="0.0154616239202059" calcext:value-type="float">
            <text:p>0.015461623920206</text:p>
          </table:table-cell>
        </table:table-row>
        <table:table-row table:style-name="ro1">
          <table:table-cell office:value-type="string" calcext:value-type="string">
            <text:p>omega12</text:p>
          </table:table-cell>
          <table:table-cell office:value-type="float" office:value="0.357600760276398" calcext:value-type="float">
            <text:p>0.357600760276398</text:p>
          </table:table-cell>
          <table:table-cell office:value-type="float" office:value="0.2486" calcext:value-type="float">
            <text:p>0.2486</text:p>
          </table:table-cell>
          <table:table-cell office:value-type="float" office:value="0.266174434359211" calcext:value-type="float">
            <text:p>0.266174434359211</text:p>
          </table:table-cell>
          <table:table-cell office:value-type="float" office:value="0.2426" calcext:value-type="float">
            <text:p>0.2426</text:p>
          </table:table-cell>
          <table:table-cell table:number-columns-repeated="2" office:value-type="float" office:value="0.2406" calcext:value-type="float">
            <text:p>0.2406</text:p>
          </table:table-cell>
          <table:table-cell office:value-type="float" office:value="0.243003129451067" calcext:value-type="float">
            <text:p>0.243003129451067</text:p>
          </table:table-cell>
          <table:table-cell office:value-type="float" office:value="0.240637308688517" calcext:value-type="float">
            <text:p>0.240637308688517</text:p>
          </table:table-cell>
          <table:table-cell table:number-columns-repeated="2" office:value-type="float" office:value="0.2406" calcext:value-type="float">
            <text:p>0.2406</text:p>
          </table:table-cell>
          <table:table-cell office:value-type="float" office:value="0.2411" calcext:value-type="float">
            <text:p>0.2411</text:p>
          </table:table-cell>
          <table:table-cell/>
          <table:table-cell table:formula="of:=ABS(([.B37]-[.K37])/[.K37]*100)" office:value-type="float" office:value="48.6287449195337" calcext:value-type="float">
            <text:p>48.6287449195337</text:p>
          </table:table-cell>
          <table:table-cell table:formula="of:=ABS(([.D37]-[.K37])/[.K37]*100)" office:value-type="float" office:value="10.6294407145515" calcext:value-type="float">
            <text:p>10.6294407145515</text:p>
          </table:table-cell>
          <table:table-cell table:formula="of:=ABS(([.H37]-[.K37])/[.K37]*100)" office:value-type="float" office:value="0.998806920642985" calcext:value-type="float">
            <text:p>0.998806920642985</text:p>
          </table:table-cell>
          <table:table-cell table:formula="of:=ABS(([.I37]-[.K37])/[.K37]*100)" office:value-type="float" office:value="0.0155065205806347" calcext:value-type="float">
            <text:p>0.015506520580635</text:p>
          </table:table-cell>
        </table:table-row>
        <table:table-row table:style-name="ro1">
          <table:table-cell office:value-type="string" calcext:value-type="string">
            <text:p>omega22</text:p>
          </table:table-cell>
          <table:table-cell office:value-type="float" office:value="0.580339272781102" calcext:value-type="float">
            <text:p>0.580339272781102</text:p>
          </table:table-cell>
          <table:table-cell office:value-type="float" office:value="0.4035" calcext:value-type="float">
            <text:p>0.4035</text:p>
          </table:table-cell>
          <table:table-cell office:value-type="float" office:value="0.444165668447273" calcext:value-type="float">
            <text:p>0.444165668447273</text:p>
          </table:table-cell>
          <table:table-cell office:value-type="float" office:value="0.3893" calcext:value-type="float">
            <text:p>0.3893</text:p>
          </table:table-cell>
          <table:table-cell office:value-type="float" office:value="0.3847" calcext:value-type="float">
            <text:p>0.3847</text:p>
          </table:table-cell>
          <table:table-cell office:value-type="float" office:value="0.3848" calcext:value-type="float">
            <text:p>0.3848</text:p>
          </table:table-cell>
          <table:table-cell office:value-type="float" office:value="0.387408036597483" calcext:value-type="float">
            <text:p>0.387408036597483</text:p>
          </table:table-cell>
          <table:table-cell office:value-type="float" office:value="0.384878046269065" calcext:value-type="float">
            <text:p>0.384878046269065</text:p>
          </table:table-cell>
          <table:table-cell office:value-type="float" office:value="0.3847" calcext:value-type="float">
            <text:p>0.3847</text:p>
          </table:table-cell>
          <table:table-cell office:value-type="float" office:value="0.3848" calcext:value-type="float">
            <text:p>0.3848</text:p>
          </table:table-cell>
          <table:table-cell office:value-type="float" office:value="0.3859" calcext:value-type="float">
            <text:p>0.3859</text:p>
          </table:table-cell>
          <table:table-cell/>
          <table:table-cell table:formula="of:=ABS(([.B38]-[.K38])/[.K38]*100)" office:value-type="float" office:value="50.8158193298082" calcext:value-type="float">
            <text:p>50.8158193298082</text:p>
          </table:table-cell>
          <table:table-cell table:formula="of:=ABS(([.D38]-[.K38])/[.K38]*100)" office:value-type="float" office:value="15.4276685154036" calcext:value-type="float">
            <text:p>15.4276685154036</text:p>
          </table:table-cell>
          <table:table-cell table:formula="of:=ABS(([.H38]-[.K38])/[.K38]*100)" office:value-type="float" office:value="0.67776418853508" calcext:value-type="float">
            <text:p>0.67776418853508</text:p>
          </table:table-cell>
          <table:table-cell table:formula="of:=ABS(([.I38]-[.K38])/[.K38]*100)" office:value-type="float" office:value="0.0202822944555589" calcext:value-type="float">
            <text:p>0.020282294455559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CSC <text:s/>h/L = 0.01</text:p>
          </table:table-cell>
          <table:table-cell office:value-type="string" calcext:value-type="string">
            <text:p>N = 10, P1</text:p>
          </table:table-cell>
          <table:table-cell/>
          <table:table-cell office:value-type="string" calcext:value-type="string">
            <text:p>N = 20, P1</text:p>
          </table:table-cell>
          <table:table-cell table:number-columns-repeated="3"/>
          <table:table-cell office:value-type="string" calcext:value-type="string">
            <text:p>N = 5, P2</text:p>
          </table:table-cell>
          <table:table-cell office:value-type="string" calcext:value-type="string">
            <text:p>N=10, P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mega11</text:p>
          </table:table-cell>
          <table:table-cell office:value-type="float" office:value="0.186448846568183" calcext:value-type="float">
            <text:p>0.186448846568183</text:p>
          </table:table-cell>
          <table:table-cell office:value-type="float" office:value="0.1417" calcext:value-type="float">
            <text:p>0.1417</text:p>
          </table:table-cell>
          <table:table-cell office:value-type="float" office:value="0.148840025833162" calcext:value-type="float">
            <text:p>0.148840025833162</text:p>
          </table:table-cell>
          <table:table-cell office:value-type="float" office:value="0.1413" calcext:value-type="float">
            <text:p>0.1413</text:p>
          </table:table-cell>
          <table:table-cell table:number-columns-repeated="2" office:value-type="float" office:value="0.1411" calcext:value-type="float">
            <text:p>0.1411</text:p>
          </table:table-cell>
          <table:table-cell office:value-type="float" office:value="0.149188962899108" calcext:value-type="float">
            <text:p>0.149188962899108</text:p>
          </table:table-cell>
          <table:table-cell office:value-type="float" office:value="0.14176295310605" calcext:value-type="float">
            <text:p>0.14176295310605</text:p>
          </table:table-cell>
          <table:table-cell table:number-columns-repeated="2" office:value-type="float" office:value="0.1411" calcext:value-type="float">
            <text:p>0.1411</text:p>
          </table:table-cell>
          <table:table-cell office:value-type="float" office:value="0.1412" calcext:value-type="float">
            <text:p>0.1412</text:p>
          </table:table-cell>
          <table:table-cell/>
          <table:table-cell table:formula="of:=ABS(([.B41]-[.K41])/[.K41]*100)" office:value-type="float" office:value="32.1395085529291" calcext:value-type="float">
            <text:p>32.1395085529291</text:p>
          </table:table-cell>
          <table:table-cell table:formula="of:=ABS(([.D41]-[.K41])/[.K41]*100)" office:value-type="float" office:value="5.48548960535932" calcext:value-type="float">
            <text:p>5.48548960535932</text:p>
          </table:table-cell>
          <table:table-cell table:formula="of:=ABS(([.H41]-[.K41])/[.K41]*100)" office:value-type="float" office:value="5.73278731332956" calcext:value-type="float">
            <text:p>5.73278731332956</text:p>
          </table:table-cell>
          <table:table-cell table:formula="of:=ABS(([.I41]-[.K41])/[.K41]*100)" office:value-type="float" office:value="0.469846283522322" calcext:value-type="float">
            <text:p>0.469846283522322</text:p>
          </table:table-cell>
        </table:table-row>
        <table:table-row table:style-name="ro1">
          <table:table-cell office:value-type="string" calcext:value-type="string">
            <text:p>omega21</text:p>
          </table:table-cell>
          <table:table-cell office:value-type="float" office:value="0.364946488095014" calcext:value-type="float">
            <text:p>0.364946488095014</text:p>
          </table:table-cell>
          <table:table-cell office:value-type="float" office:value="0.2748" calcext:value-type="float">
            <text:p>0.2748</text:p>
          </table:table-cell>
          <table:table-cell office:value-type="float" office:value="0.283107058748407" calcext:value-type="float">
            <text:p>0.283107058748407</text:p>
          </table:table-cell>
          <table:table-cell office:value-type="float" office:value="0.2688" calcext:value-type="float">
            <text:p>0.2688</text:p>
          </table:table-cell>
          <table:table-cell table:number-columns-repeated="2" office:value-type="float" office:value="0.2668" calcext:value-type="float">
            <text:p>0.2668</text:p>
          </table:table-cell>
          <table:table-cell office:value-type="float" office:value="0.282742409281028" calcext:value-type="float">
            <text:p>0.282742409281028</text:p>
          </table:table-cell>
          <table:table-cell office:value-type="float" office:value="0.268344539359941" calcext:value-type="float">
            <text:p>0.268344539359941</text:p>
          </table:table-cell>
          <table:table-cell table:number-columns-repeated="2" office:value-type="float" office:value="0.2668" calcext:value-type="float">
            <text:p>0.2668</text:p>
          </table:table-cell>
          <table:table-cell office:value-type="float" office:value="0.2673" calcext:value-type="float">
            <text:p>0.2673</text:p>
          </table:table-cell>
          <table:table-cell/>
          <table:table-cell table:formula="of:=ABS(([.B42]-[.K42])/[.K42]*100)" office:value-type="float" office:value="36.7865397657474" calcext:value-type="float">
            <text:p>36.7865397657474</text:p>
          </table:table-cell>
          <table:table-cell table:formula="of:=ABS(([.D42]-[.K42])/[.K42]*100)" office:value-type="float" office:value="6.11209098516004" calcext:value-type="float">
            <text:p>6.11209098516004</text:p>
          </table:table-cell>
          <table:table-cell table:formula="of:=ABS(([.H42]-[.K42])/[.K42]*100)" office:value-type="float" office:value="5.97541577249924" calcext:value-type="float">
            <text:p>5.97541577249924</text:p>
          </table:table-cell>
          <table:table-cell table:formula="of:=ABS(([.I42]-[.K42])/[.K42]*100)" office:value-type="float" office:value="0.578912803576078" calcext:value-type="float">
            <text:p>0.578912803576078</text:p>
          </table:table-cell>
        </table:table-row>
        <table:table-row table:style-name="ro1">
          <table:table-cell office:value-type="string" calcext:value-type="string">
            <text:p>omega12</text:p>
          </table:table-cell>
          <table:table-cell office:value-type="float" office:value="0.398746392780185" calcext:value-type="float">
            <text:p>0.398746392780185</text:p>
          </table:table-cell>
          <table:table-cell office:value-type="float" office:value="0.3474" calcext:value-type="float">
            <text:p>0.3474</text:p>
          </table:table-cell>
          <table:table-cell office:value-type="float" office:value="0.348850395430507" calcext:value-type="float">
            <text:p>0.348850395430507</text:p>
          </table:table-cell>
          <table:table-cell office:value-type="float" office:value="0.3402" calcext:value-type="float">
            <text:p>0.3402</text:p>
          </table:table-cell>
          <table:table-cell table:number-columns-repeated="2" office:value-type="float" office:value="0.3377" calcext:value-type="float">
            <text:p>0.3377</text:p>
          </table:table-cell>
          <table:table-cell office:value-type="float" office:value="0.360788657138905" calcext:value-type="float">
            <text:p>0.360788657138905</text:p>
          </table:table-cell>
          <table:table-cell office:value-type="float" office:value="0.33944381001447" calcext:value-type="float">
            <text:p>0.33944381001447</text:p>
          </table:table-cell>
          <table:table-cell table:number-columns-repeated="2" office:value-type="float" office:value="0.3377" calcext:value-type="float">
            <text:p>0.3377</text:p>
          </table:table-cell>
          <table:table-cell office:value-type="float" office:value="0.3383" calcext:value-type="float">
            <text:p>0.3383</text:p>
          </table:table-cell>
          <table:table-cell/>
          <table:table-cell table:formula="of:=ABS(([.B43]-[.K43])/[.K43]*100)" office:value-type="float" office:value="18.0771077228857" calcext:value-type="float">
            <text:p>18.0771077228857</text:p>
          </table:table-cell>
          <table:table-cell table:formula="of:=ABS(([.D43]-[.K43])/[.K43]*100)" office:value-type="float" office:value="3.30186420802696" calcext:value-type="float">
            <text:p>3.30186420802696</text:p>
          </table:table-cell>
          <table:table-cell table:formula="of:=ABS(([.H43]-[.K43])/[.K43]*100)" office:value-type="float" office:value="6.83703202218093" calcext:value-type="float">
            <text:p>6.83703202218093</text:p>
          </table:table-cell>
          <table:table-cell table:formula="of:=ABS(([.I43]-[.K43])/[.K43]*100)" office:value-type="float" office:value="0.516378446689367" calcext:value-type="float">
            <text:p>0.516378446689367</text:p>
          </table:table-cell>
        </table:table-row>
        <table:table-row table:style-name="ro1">
          <table:table-cell office:value-type="string" calcext:value-type="string">
            <text:p>omega22</text:p>
          </table:table-cell>
          <table:table-cell office:value-type="float" office:value="0.607501940910837" calcext:value-type="float">
            <text:p>0.607501940910837</text:p>
          </table:table-cell>
          <table:table-cell office:value-type="float" office:value="0.4814" calcext:value-type="float">
            <text:p>0.4814</text:p>
          </table:table-cell>
          <table:table-cell office:value-type="float" office:value="0.493953363747833" calcext:value-type="float">
            <text:p>0.493953363747833</text:p>
          </table:table-cell>
          <table:table-cell office:value-type="float" office:value="0.4657" calcext:value-type="float">
            <text:p>0.4657</text:p>
          </table:table-cell>
          <table:table-cell office:value-type="float" office:value="0.4604" calcext:value-type="float">
            <text:p>0.4604</text:p>
          </table:table-cell>
          <table:table-cell office:value-type="float" office:value="0.4608" calcext:value-type="float">
            <text:p>0.4608</text:p>
          </table:table-cell>
          <table:table-cell office:value-type="float" office:value="0.494050794095344" calcext:value-type="float">
            <text:p>0.494050794095344</text:p>
          </table:table-cell>
          <table:table-cell office:value-type="float" office:value="0.465434605311472" calcext:value-type="float">
            <text:p>0.465434605311472</text:p>
          </table:table-cell>
          <table:table-cell office:value-type="float" office:value="0.4604" calcext:value-type="float">
            <text:p>0.4604</text:p>
          </table:table-cell>
          <table:table-cell office:value-type="float" office:value="0.4608" calcext:value-type="float">
            <text:p>0.4608</text:p>
          </table:table-cell>
          <table:table-cell office:value-type="float" office:value="0.4617" calcext:value-type="float">
            <text:p>0.4617</text:p>
          </table:table-cell>
          <table:table-cell/>
          <table:table-cell table:formula="of:=ABS(([.B44]-[.K44])/[.K44]*100)" office:value-type="float" office:value="31.8363587046087" calcext:value-type="float">
            <text:p>31.8363587046087</text:p>
          </table:table-cell>
          <table:table-cell table:formula="of:=ABS(([.D44]-[.K44])/[.K44]*100)" office:value-type="float" office:value="7.19474039666515" calcext:value-type="float">
            <text:p>7.19474039666515</text:p>
          </table:table-cell>
          <table:table-cell table:formula="of:=ABS(([.H44]-[.K44])/[.K44]*100)" office:value-type="float" office:value="7.2158841352743" calcext:value-type="float">
            <text:p>7.2158841352743</text:p>
          </table:table-cell>
          <table:table-cell table:formula="of:=ABS(([.I44]-[.K44])/[.K44]*100)" office:value-type="float" office:value="1.00577372210763" calcext:value-type="float">
            <text:p>1.00577372210763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CCCF <text:s/>h/L = 0.01</text:p>
          </table:table-cell>
          <table:table-cell office:value-type="string" calcext:value-type="string">
            <text:p>N = 10, P1</text:p>
          </table:table-cell>
          <table:table-cell/>
          <table:table-cell office:value-type="string" calcext:value-type="string">
            <text:p>N = 20, P1</text:p>
          </table:table-cell>
          <table:table-cell table:number-columns-repeated="3"/>
          <table:table-cell office:value-type="string" calcext:value-type="string">
            <text:p>N = 5, P2</text:p>
          </table:table-cell>
          <table:table-cell office:value-type="string" calcext:value-type="string">
            <text:p>N=10, P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mega ½ 1</text:p>
          </table:table-cell>
          <table:table-cell office:value-type="float" office:value="0.12384846125331" calcext:value-type="float">
            <text:p>0.12384846125331</text:p>
          </table:table-cell>
          <table:table-cell office:value-type="float" office:value="0.1182" calcext:value-type="float">
            <text:p>0.1182</text:p>
          </table:table-cell>
          <table:table-cell office:value-type="float" office:value="0.117373640221066" calcext:value-type="float">
            <text:p>0.117373640221066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66" calcext:value-type="float">
            <text:p>0.1166</text:p>
          </table:table-cell>
          <table:table-cell office:value-type="float" office:value="0.1171" calcext:value-type="float">
            <text:p>0.1171</text:p>
          </table:table-cell>
          <table:table-cell office:value-type="float" office:value="0.119752521020853" calcext:value-type="float">
            <text:p>0.119752521020853</text:p>
          </table:table-cell>
          <table:table-cell office:value-type="float" office:value="0.116948285780653" calcext:value-type="float">
            <text:p>0.116948285780653</text:p>
          </table:table-cell>
          <table:table-cell office:value-type="float" office:value="0.1166" calcext:value-type="float">
            <text:p>0.1166</text:p>
          </table:table-cell>
          <table:table-cell office:value-type="float" office:value="0.1171" calcext:value-type="float">
            <text:p>0.1171</text:p>
          </table:table-cell>
          <table:table-cell office:value-type="float" office:value="0.1167" calcext:value-type="float">
            <text:p>0.1167</text:p>
          </table:table-cell>
          <table:table-cell/>
          <table:table-cell table:formula="of:=([.B47]-[.K47])/[.K47]*100" office:value-type="float" office:value="5.7629899686678" calcext:value-type="float">
            <text:p>5.7629899686678</text:p>
          </table:table-cell>
          <table:table-cell table:formula="of:=ABS(([.D47]-[.K47])/[.K47]*100)" office:value-type="float" office:value="0.233680803643044" calcext:value-type="float">
            <text:p>0.233680803643044</text:p>
          </table:table-cell>
          <table:table-cell table:formula="of:=ABS(([.H47]-[.K47])/[.K47]*100)" office:value-type="float" office:value="2.26517593582665" calcext:value-type="float">
            <text:p>2.26517593582665</text:p>
          </table:table-cell>
          <table:table-cell table:formula="of:=ABS(([.I47]-[.K47])/[.K47]*100)" office:value-type="float" office:value="0.129559538298033" calcext:value-type="float">
            <text:p>0.129559538298033</text:p>
          </table:table-cell>
        </table:table-row>
        <table:table-row table:style-name="ro1">
          <table:table-cell office:value-type="string" calcext:value-type="string">
            <text:p>Omega 3/2 1</text:p>
          </table:table-cell>
          <table:table-cell office:value-type="float" office:value="0.220706184285828" calcext:value-type="float">
            <text:p>0.220706184285828</text:p>
          </table:table-cell>
          <table:table-cell office:value-type="float" office:value="0.1977" calcext:value-type="float">
            <text:p>0.1977</text:p>
          </table:table-cell>
          <table:table-cell office:value-type="float" office:value="0.19733977693086" calcext:value-type="float">
            <text:p>0.19733977693086</text:p>
          </table:table-cell>
          <table:table-cell office:value-type="float" office:value="0.1956" calcext:value-type="float">
            <text:p>0.1956</text:p>
          </table:table-cell>
          <table:table-cell office:value-type="float" office:value="0.1949" calcext:value-type="float">
            <text:p>0.1949</text:p>
          </table:table-cell>
          <table:table-cell office:value-type="float" office:value="0.1951" calcext:value-type="float">
            <text:p>0.1951</text:p>
          </table:table-cell>
          <table:table-cell office:value-type="float" office:value="0.209175582302184" calcext:value-type="float">
            <text:p>0.209175582302184</text:p>
          </table:table-cell>
          <table:table-cell office:value-type="float" office:value="0.196016509261436" calcext:value-type="float">
            <text:p>0.196016509261436</text:p>
          </table:table-cell>
          <table:table-cell office:value-type="float" office:value="0.1949" calcext:value-type="float">
            <text:p>0.1949</text:p>
          </table:table-cell>
          <table:table-cell office:value-type="float" office:value="0.1951" calcext:value-type="float">
            <text:p>0.1951</text:p>
          </table:table-cell>
          <table:table-cell office:value-type="float" office:value="0.195" calcext:value-type="float">
            <text:p>0.195</text:p>
          </table:table-cell>
          <table:table-cell/>
          <table:table-cell table:formula="of:=([.B48]-[.K48])/[.K48]*100" office:value-type="float" office:value="13.1246459691584" calcext:value-type="float">
            <text:p>13.1246459691584</text:p>
          </table:table-cell>
          <table:table-cell table:formula="of:=ABS(([.D48]-[.K48])/[.K48]*100)" office:value-type="float" office:value="1.14801482873398" calcext:value-type="float">
            <text:p>1.14801482873398</text:p>
          </table:table-cell>
          <table:table-cell table:formula="of:=ABS(([.H48]-[.K48])/[.K48]*100)" office:value-type="float" office:value="7.21454756647055" calcext:value-type="float">
            <text:p>7.21454756647055</text:p>
          </table:table-cell>
          <table:table-cell table:formula="of:=ABS(([.I48]-[.K48])/[.K48]*100)" office:value-type="float" office:value="0.469763844918514" calcext:value-type="float">
            <text:p>0.469763844918514</text:p>
          </table:table-cell>
        </table:table-row>
        <table:table-row table:style-name="ro1">
          <table:table-cell office:value-type="string" calcext:value-type="string">
            <text:p>Omega ½ 2</text:p>
          </table:table-cell>
          <table:table-cell office:value-type="float" office:value="0.320363928032306" calcext:value-type="float">
            <text:p>0.320363928032306</text:p>
          </table:table-cell>
          <table:table-cell office:value-type="float" office:value="0.3193" calcext:value-type="float">
            <text:p>0.3193</text:p>
          </table:table-cell>
          <table:table-cell office:value-type="float" office:value="0.309511456721958" calcext:value-type="float">
            <text:p>0.309511456721958</text:p>
          </table:table-cell>
          <table:table-cell office:value-type="float" office:value="0.3109" calcext:value-type="float">
            <text:p>0.3109</text:p>
          </table:table-cell>
          <table:table-cell office:value-type="float" office:value="0.308" calcext:value-type="float">
            <text:p>0.308</text:p>
          </table:table-cell>
          <table:table-cell office:value-type="float" office:value="0.3093" calcext:value-type="float">
            <text:p>0.3093</text:p>
          </table:table-cell>
          <table:table-cell office:value-type="float" office:value="0.318796696812746" calcext:value-type="float">
            <text:p>0.318796696812746</text:p>
          </table:table-cell>
          <table:table-cell office:value-type="float" office:value="0.308916433553913" calcext:value-type="float">
            <text:p>0.308916433553913</text:p>
          </table:table-cell>
          <table:table-cell office:value-type="float" office:value="0.308" calcext:value-type="float">
            <text:p>0.308</text:p>
          </table:table-cell>
          <table:table-cell office:value-type="float" office:value="0.3093" calcext:value-type="float">
            <text:p>0.3093</text:p>
          </table:table-cell>
          <table:table-cell office:value-type="float" office:value="0.3086" calcext:value-type="float">
            <text:p>0.3086</text:p>
          </table:table-cell>
          <table:table-cell/>
          <table:table-cell table:formula="of:=([.B49]-[.K49])/[.K49]*100" office:value-type="float" office:value="3.5770863344022" calcext:value-type="float">
            <text:p>3.5770863344022</text:p>
          </table:table-cell>
          <table:table-cell table:formula="of:=ABS(([.D49]-[.K49])/[.K49]*100)" office:value-type="float" office:value="0.0683662211309383" calcext:value-type="float">
            <text:p>0.068366221130938</text:p>
          </table:table-cell>
          <table:table-cell table:formula="of:=ABS(([.H49]-[.K49])/[.K49]*100)" office:value-type="float" office:value="3.07038370926156" calcext:value-type="float">
            <text:p>3.07038370926156</text:p>
          </table:table-cell>
          <table:table-cell table:formula="of:=ABS(([.I49]-[.K49])/[.K49]*100)" office:value-type="float" office:value="0.124011136788556" calcext:value-type="float">
            <text:p>0.124011136788556</text:p>
          </table:table-cell>
        </table:table-row>
        <table:table-row table:style-name="ro1">
          <table:table-cell office:value-type="string" calcext:value-type="string">
            <text:p>Omega 5/2 1</text:p>
          </table:table-cell>
          <table:table-cell office:value-type="float" office:value="0.414380347028585" calcext:value-type="float">
            <text:p>0.414380347028585</text:p>
          </table:table-cell>
          <table:table-cell office:value-type="float" office:value="0.3874" calcext:value-type="float">
            <text:p>0.3874</text:p>
          </table:table-cell>
          <table:table-cell office:value-type="float" office:value="0.37777395389796" calcext:value-type="float">
            <text:p>0.37777395389796</text:p>
          </table:table-cell>
          <table:table-cell office:value-type="float" office:value="0.3771" calcext:value-type="float">
            <text:p>0.3771</text:p>
          </table:table-cell>
          <table:table-cell office:value-type="float" office:value="0.3736" calcext:value-type="float">
            <text:p>0.3736</text:p>
          </table:table-cell>
          <table:table-cell office:value-type="float" office:value="0.374" calcext:value-type="float">
            <text:p>0.374</text:p>
          </table:table-cell>
          <table:table-cell table:style-name="ce3" office:value-type="float" office:value="0.393799842127109" calcext:value-type="float">
            <text:p>0.393799842127109</text:p>
          </table:table-cell>
          <table:table-cell office:value-type="float" office:value="0.375732061971014" calcext:value-type="float">
            <text:p>0.375732061971014</text:p>
          </table:table-cell>
          <table:table-cell office:value-type="float" office:value="0.3736" calcext:value-type="float">
            <text:p>0.3736</text:p>
          </table:table-cell>
          <table:table-cell office:value-type="float" office:value="0.374" calcext:value-type="float">
            <text:p>0.374</text:p>
          </table:table-cell>
          <table:table-cell office:value-type="float" office:value="0.3744" calcext:value-type="float">
            <text:p>0.3744</text:p>
          </table:table-cell>
          <table:table-cell/>
          <table:table-cell table:formula="of:=([.B50]-[.K50])/[.K50]*100" office:value-type="float" office:value="10.796884232242" calcext:value-type="float">
            <text:p>10.796884232242</text:p>
          </table:table-cell>
          <table:table-cell table:formula="of:=ABS(([.D50]-[.K50])/[.K50]*100)" office:value-type="float" office:value="1.00907858234224" calcext:value-type="float">
            <text:p>1.00907858234224</text:p>
          </table:table-cell>
          <table:table-cell table:formula="of:=ABS(([.H50]-[.K50])/[.K50]*100)" office:value-type="float" office:value="5.2940754350559" calcext:value-type="float">
            <text:p>5.2940754350559</text:p>
          </table:table-cell>
          <table:table-cell table:formula="of:=ABS(([.I50]-[.K50])/[.K50]*100)" office:value-type="float" office:value="0.463118174067929" calcext:value-type="float">
            <text:p>0.4631181740679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2">00/00/0000</text:date>, <text:time style:data-style-name="N2" text:time-value="16:39:50.9745163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16:20:10.848767266</meta:creation-date>
    <dc:date>2018-11-22T16:54:00.633837669</dc:date>
    <meta:editing-duration>PT11H40M44S</meta:editing-duration>
    <meta:editing-cycles>15</meta:editing-cycles>
    <meta:generator>LibreOffice/5.4.7.2$Linux_X86_64 LibreOffice_project/40$Build-2</meta:generator>
    <meta:document-statistic meta:table-count="1" meta:cell-count="570" meta:object-count="0"/>
  </office:meta>
</office:document-meta>
</file>